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paragraph-rsid="0022d166" style:font-size-asian="11pt" style:font-size-complex="11pt"/>
    </style:style>
    <style:style style:name="P2" style:family="paragraph" style:parent-style-name="Standard">
      <style:text-properties style:font-name="Calibri" fo:font-size="11pt" officeooo:rsid="0022d166" officeooo:paragraph-rsid="00257aa5" style:font-size-asian="11pt" style:font-size-complex="11pt"/>
    </style:style>
    <style:style style:name="P3" style:family="paragraph" style:parent-style-name="Preformatted_20_Text">
      <style:text-properties fo:font-weight="bold" officeooo:rsid="002a3b62" officeooo:paragraph-rsid="002a3b62" style:font-weight-asian="bold" style:font-weight-complex="bold"/>
    </style:style>
    <style:style style:name="P4" style:family="paragraph" style:parent-style-name="Preformatted_20_Text">
      <style:text-properties style:font-name="Calibri"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style:font-name="Calibri" fo:font-size="11pt" style:font-size-asian="11pt" style:font-size-complex="11pt"/>
    </style:style>
    <style:style style:name="P6" style:family="paragraph" style:parent-style-name="Preformatted_20_Text">
      <style:text-properties style:font-name="Calibri" fo:font-size="11pt" officeooo:paragraph-rsid="0022d166" style:font-size-asian="11pt" style:font-size-complex="11pt"/>
    </style:style>
    <style:style style:name="P7" style:family="paragraph" style:parent-style-name="Preformatted_20_Text">
      <style:text-properties style:font-name="Calibri" fo:font-size="11pt" officeooo:paragraph-rsid="00257aa5" style:font-size-asian="11pt" style:font-size-complex="11pt"/>
    </style:style>
    <style:style style:name="P8" style:family="paragraph" style:parent-style-name="Preformatted_20_Text">
      <style:text-properties style:font-name="Calibri" fo:font-size="11pt" officeooo:rsid="0022d166" officeooo:paragraph-rsid="00257aa5" style:font-size-asian="11pt" style:font-size-complex="11pt"/>
    </style:style>
    <style:style style:name="P9" style:family="paragraph" style:parent-style-name="Preformatted_20_Text">
      <style:text-properties style:font-name="Calibri" fo:font-size="11pt" officeooo:rsid="0022d166" officeooo:paragraph-rsid="00292ecb" style:font-size-asian="11pt" style:font-size-complex="11pt"/>
    </style:style>
    <style:style style:name="P10" style:family="paragraph" style:parent-style-name="Preformatted_20_Text">
      <style:text-properties style:font-name="Calibri" fo:font-size="11pt" officeooo:rsid="002a3b62" officeooo:paragraph-rsid="002a3b62" style:font-size-asian="11pt" style:font-size-complex="11pt"/>
    </style:style>
    <style:style style:name="P11" style:family="paragraph" style:parent-style-name="Preformatted_20_Text">
      <style:text-properties style:font-name="Calibri" fo:font-size="11pt" style:text-underline-style="solid" style:text-underline-width="auto" style:text-underline-color="font-color" officeooo:rsid="0022d166" style:font-size-asian="11pt" style:font-size-complex="11pt"/>
    </style:style>
    <style:style style:name="P12" style:family="paragraph" style:parent-style-name="Preformatted_20_Text">
      <style:text-properties style:font-name="Calibri" fo:font-size="11pt" style:text-underline-style="none" officeooo:rsid="0025ff93" officeooo:paragraph-rsid="0025ff93" style:font-size-asian="11pt" style:font-size-complex="11pt"/>
    </style:style>
    <style:style style:name="P13" style:family="paragraph" style:parent-style-name="Preformatted_20_Text">
      <style:text-properties style:font-name="Calibri" fo:font-size="11pt" style:text-underline-style="none" officeooo:rsid="0027855e" officeooo:paragraph-rsid="0027855e" style:font-size-asian="11pt" style:font-size-complex="11pt"/>
    </style:style>
    <style:style style:name="P14" style:family="paragraph" style:parent-style-name="Preformatted_20_Text">
      <style:text-properties style:font-name="Calibri" fo:font-size="11pt" style:text-underline-style="none" fo:font-weight="bold" officeooo:rsid="00292e9a" officeooo:paragraph-rsid="002d5154" style:font-name-asian="NSimSun1" style:font-size-asian="11pt" style:font-weight-asian="bold" style:font-name-complex="Courier New" style:font-size-complex="11pt" style:font-weight-complex="bold"/>
    </style:style>
    <style:style style:name="P15" style:family="paragraph" style:parent-style-name="Preformatted_20_Text">
      <style:text-properties style:font-name="Calibri" fo:font-size="11pt" style:text-underline-style="none" fo:font-weight="bold" officeooo:rsid="00292e9a" officeooo:paragraph-rsid="0046e0ec" style:font-name-asian="NSimSun1" style:font-size-asian="11pt" style:font-weight-asian="bold" style:font-name-complex="Courier New" style:font-size-complex="11pt" style:font-weight-complex="bold"/>
    </style:style>
    <style:style style:name="P16" style:family="paragraph" style:parent-style-name="Preformatted_20_Text">
      <style:text-properties style:font-name="Calibri" fo:font-size="11pt" style:text-underline-style="none" fo:font-weight="bold" officeooo:rsid="002e71a5" officeooo:paragraph-rsid="002e71a5" style:font-name-asian="NSimSun1" style:font-size-asian="11pt" style:font-weight-asian="bold" style:font-name-complex="Courier New" style:font-size-complex="11pt" style:font-weight-complex="bold"/>
    </style:style>
    <style:style style:name="P17" style:family="paragraph" style:parent-style-name="Preformatted_20_Text">
      <style:text-properties style:font-name="Calibri" fo:font-size="11pt" style:text-underline-style="none" fo:font-weight="bold" officeooo:rsid="002e71a5" officeooo:paragraph-rsid="0031318c" style:font-name-asian="NSimSun1" style:font-size-asian="11pt" style:font-weight-asian="bold" style:font-name-complex="Courier New" style:font-size-complex="11pt" style:font-weight-complex="bold"/>
    </style:style>
    <style:style style:name="P18" style:family="paragraph" style:parent-style-name="Preformatted_20_Text">
      <style:text-properties style:font-name="Calibri" fo:font-size="11pt" style:text-underline-style="none" fo:font-weight="bold" officeooo:rsid="002e71a5" officeooo:paragraph-rsid="0031f3dd" style:font-name-asian="NSimSun1" style:font-size-asian="11pt" style:font-weight-asian="bold" style:font-name-complex="Courier New" style:font-size-complex="11pt" style:font-weight-complex="bold"/>
    </style:style>
    <style:style style:name="P19" style:family="paragraph" style:parent-style-name="Preformatted_20_Text">
      <style:text-properties style:font-name="Calibri" fo:font-size="11pt" style:text-underline-style="none" fo:font-weight="bold" officeooo:rsid="003c3278" officeooo:paragraph-rsid="003c3278" style:font-name-asian="NSimSun1" style:font-size-asian="11pt" style:font-weight-asian="bold" style:font-name-complex="Courier New" style:font-size-complex="11pt" style:font-weight-complex="bold"/>
    </style:style>
    <style:style style:name="P20" style:family="paragraph" style:parent-style-name="Preformatted_20_Text">
      <style:text-properties style:font-name="Calibri" fo:font-size="11pt" style:text-underline-style="none" fo:font-weight="bold" officeooo:rsid="00404794" officeooo:paragraph-rsid="00404794" style:font-name-asian="NSimSun1" style:font-size-asian="11pt" style:font-weight-asian="bold" style:font-name-complex="Courier New" style:font-size-complex="11pt" style:font-weight-complex="bold"/>
    </style:style>
    <style:style style:name="P21" style:family="paragraph" style:parent-style-name="Preformatted_20_Text">
      <style:text-properties style:font-name="Calibri" fo:font-size="11pt" style:text-underline-style="none" fo:font-weight="normal" officeooo:rsid="002e71a5" officeooo:paragraph-rsid="002e71a5" style:font-name-asian="NSimSun1" style:font-size-asian="11pt" style:font-weight-asian="normal" style:font-name-complex="Courier New" style:font-size-complex="11pt" style:font-weight-complex="normal"/>
    </style:style>
    <style:style style:name="P22" style:family="paragraph" style:parent-style-name="Preformatted_20_Text">
      <style:text-properties officeooo:paragraph-rsid="00292e9a"/>
    </style:style>
    <style:style style:name="P23" style:family="paragraph" style:parent-style-name="Preformatted_20_Text">
      <style:text-properties officeooo:paragraph-rsid="00404794"/>
    </style:style>
    <style:style style:name="P24" style:family="paragraph" style:parent-style-name="Preformatted_20_Text" style:list-style-name="L1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5" style:family="paragraph" style:parent-style-name="Preformatted_20_Text" style:list-style-name="L2">
      <style:text-properties style:font-name="Calibri" fo:font-size="11pt" officeooo:paragraph-rsid="0022d166" style:font-size-asian="11pt" style:font-size-complex="11pt"/>
    </style:style>
    <style:style style:name="P26" style:family="paragraph" style:parent-style-name="Preformatted_20_Text" style:list-style-name="L2">
      <style:text-properties style:font-name="Calibri" fo:font-size="11pt" officeooo:rsid="0022d166" officeooo:paragraph-rsid="00257aa5" style:font-size-asian="11pt" style:font-size-complex="11pt"/>
    </style:style>
    <style:style style:name="P27" style:family="paragraph" style:parent-style-name="Preformatted_20_Text" style:list-style-name="L3">
      <style:text-properties style:font-name="Calibri" fo:font-size="11pt" officeooo:rsid="0022d166" officeooo:paragraph-rsid="00257aa5" style:font-size-asian="11pt" style:font-size-complex="11pt"/>
    </style:style>
    <style:style style:name="P28" style:family="paragraph" style:parent-style-name="Preformatted_20_Text" style:list-style-name="L7">
      <style:text-properties style:font-name="Calibri" fo:font-size="11pt" officeooo:rsid="0022d166" officeooo:paragraph-rsid="00292ecb" style:font-size-asian="11pt" style:font-size-complex="11pt"/>
    </style:style>
    <style:style style:name="P29" style:family="paragraph" style:parent-style-name="Preformatted_20_Text" style:list-style-name="L8">
      <style:text-properties style:font-name="Calibri" fo:font-size="11pt" officeooo:rsid="0022d166" officeooo:paragraph-rsid="00292ecb" style:font-size-asian="11pt" style:font-size-complex="11pt"/>
    </style:style>
    <style:style style:name="P30" style:family="paragraph" style:parent-style-name="Preformatted_20_Text" style:list-style-name="L9">
      <style:text-properties style:font-name="Calibri" fo:font-size="11pt" officeooo:rsid="00292ecb" officeooo:paragraph-rsid="00292ecb" style:font-size-asian="11pt" style:font-size-complex="11pt"/>
    </style:style>
    <style:style style:name="P31" style:family="paragraph" style:parent-style-name="Preformatted_20_Text" style:list-style-name="L10">
      <style:text-properties style:font-name="Calibri" fo:font-size="11pt" officeooo:rsid="00292ecb" officeooo:paragraph-rsid="002a3b62" style:font-size-asian="11pt" style:font-size-complex="11pt"/>
    </style:style>
    <style:style style:name="P32" style:family="paragraph" style:parent-style-name="Preformatted_20_Text" style:list-style-name="L12">
      <style:text-properties style:font-name="Calibri" fo:font-size="11pt" officeooo:rsid="002a3b62" officeooo:paragraph-rsid="002a3b62" style:font-size-asian="11pt" style:font-size-complex="11pt"/>
    </style:style>
    <style:style style:name="P33" style:family="paragraph" style:parent-style-name="Preformatted_20_Text" style:list-style-name="L13">
      <style:text-properties style:font-name="Calibri" fo:font-size="11pt" officeooo:rsid="002a3b62" officeooo:paragraph-rsid="002a3b62" style:font-size-asian="11pt" style:font-size-complex="11pt"/>
    </style:style>
    <style:style style:name="P34" style:family="paragraph" style:parent-style-name="Preformatted_20_Text" style:list-style-name="L4">
      <style:text-properties style:font-name="Calibri" fo:font-size="11pt" style:text-underline-style="none" officeooo:rsid="0025ff93" officeooo:paragraph-rsid="0025ff93" style:font-size-asian="11pt" style:font-size-complex="11pt"/>
    </style:style>
    <style:style style:name="P35" style:family="paragraph" style:parent-style-name="Preformatted_20_Text" style:list-style-name="L6">
      <style:text-properties style:font-name="Calibri" fo:font-size="11pt" style:text-underline-style="none" officeooo:rsid="0025ff93" officeooo:paragraph-rsid="0025ff93" style:font-size-asian="11pt" style:font-size-complex="11pt"/>
    </style:style>
    <style:style style:name="P36" style:family="paragraph" style:parent-style-name="Preformatted_20_Text" style:list-style-name="L4">
      <style:text-properties style:font-name="Calibri" fo:font-size="11pt" style:text-underline-style="none" officeooo:rsid="002610d6" officeooo:paragraph-rsid="002610d6" style:font-size-asian="11pt" style:font-size-complex="11pt"/>
    </style:style>
    <style:style style:name="P37" style:family="paragraph" style:parent-style-name="Preformatted_20_Text" style:list-style-name="L4">
      <style:text-properties style:font-name="Calibri" fo:font-size="11pt" style:text-underline-style="none" officeooo:rsid="0027855e" officeooo:paragraph-rsid="0027855e" style:font-size-asian="11pt" style:font-size-complex="11pt"/>
    </style:style>
    <style:style style:name="P38" style:family="paragraph" style:parent-style-name="Preformatted_20_Text">
      <style:text-properties style:font-name="Calibri" fo:font-size="11pt" style:text-underline-style="none" fo:font-weight="normal" officeooo:rsid="002e71a5" officeooo:paragraph-rsid="0031f3dd" style:font-name-asian="NSimSun1" style:font-size-asian="11pt" style:font-weight-asian="normal" style:font-name-complex="Courier New" style:font-size-complex="11pt" style:font-weight-complex="normal"/>
    </style:style>
    <style:style style:name="P39" style:family="paragraph" style:parent-style-name="Preformatted_20_Text">
      <style:text-properties style:font-name="Calibri" fo:font-size="11pt" style:text-underline-style="none" fo:font-weight="normal" officeooo:rsid="0037439b" officeooo:paragraph-rsid="0031f3dd" style:font-name-asian="NSimSun1" style:font-size-asian="11pt" style:font-weight-asian="normal" style:font-name-complex="Courier New" style:font-size-complex="11pt" style:font-weight-complex="normal"/>
    </style:style>
    <style:style style:name="P40" style:family="paragraph" style:parent-style-name="Preformatted_20_Text">
      <style:text-properties style:font-name="Calibri" fo:font-size="11pt" style:text-underline-style="none" fo:font-weight="normal" officeooo:rsid="003ef48a" officeooo:paragraph-rsid="003c3278" style:font-name-asian="NSimSun1" style:font-size-asian="11pt" style:font-weight-asian="normal" style:font-name-complex="Courier New" style:font-size-complex="11pt" style:font-weight-complex="normal"/>
    </style:style>
    <style:style style:name="P41" style:family="paragraph" style:parent-style-name="Preformatted_20_Text">
      <style:text-properties style:font-name="Calibri" fo:font-size="11pt" style:text-underline-style="none" fo:font-weight="normal" officeooo:rsid="00404794" officeooo:paragraph-rsid="00404794" style:font-name-asian="NSimSun1" style:font-size-asian="11pt" style:font-weight-asian="normal" style:font-name-complex="Courier New" style:font-size-complex="11pt" style:font-weight-complex="normal"/>
    </style:style>
    <style:style style:name="P42" style:family="paragraph" style:parent-style-name="Preformatted_20_Text">
      <style:text-properties style:font-name="Calibri" fo:font-size="11pt" style:text-underline-style="none" fo:font-weight="normal" officeooo:rsid="0043dec8" officeooo:paragraph-rsid="00404794" style:font-name-asian="NSimSun1" style:font-size-asian="11pt" style:font-weight-asian="normal" style:font-name-complex="Courier New" style:font-size-complex="11pt" style:font-weight-complex="normal"/>
    </style:style>
    <style:style style:name="P43" style:family="paragraph" style:parent-style-name="Preformatted_20_Text">
      <style:text-properties style:font-name="Calibri" fo:font-size="11pt" style:text-underline-style="none" fo:font-weight="normal" officeooo:rsid="00335a40" officeooo:paragraph-rsid="0031f3dd" style:font-name-asian="NSimSun1" style:font-size-asian="11pt" style:font-weight-asian="normal" style:font-name-complex="Courier New" style:font-size-complex="11pt" style:font-weight-complex="normal"/>
    </style:style>
    <style:style style:name="P44" style:family="paragraph" style:parent-style-name="Preformatted_20_Text">
      <style:text-properties style:font-name="Calibri" fo:font-size="11pt" style:text-underline-style="none" fo:font-weight="normal" officeooo:rsid="004b4e5e" officeooo:paragraph-rsid="004b4e5e" style:font-name-asian="NSimSun1" style:font-size-asian="11pt" style:font-weight-asian="normal" style:font-name-complex="Courier New" style:font-size-complex="11pt" style:font-weight-complex="normal"/>
    </style:style>
    <style:style style:name="P45" style:family="paragraph" style:parent-style-name="Preformatted_20_Text" style:list-style-name="L14">
      <style:text-properties style:font-name="Calibri" fo:font-size="11pt" style:text-underline-style="none" fo:font-weight="bold" officeooo:rsid="00404794" officeooo:paragraph-rsid="00404794" style:font-name-asian="NSimSun1" style:font-size-asian="11pt" style:font-weight-asian="bold" style:font-name-complex="Courier New" style:font-size-complex="11pt" style:font-weight-complex="bold"/>
    </style:style>
    <style:style style:name="P46" style:family="paragraph" style:parent-style-name="Preformatted_20_Text" style:list-style-name="L2">
      <style:text-properties officeooo:paragraph-rsid="00257aa5"/>
    </style:style>
    <style:style style:name="P47" style:family="paragraph" style:parent-style-name="Preformatted_20_Text" style:list-style-name="L4">
      <style:text-properties style:text-underline-style="none" officeooo:rsid="0025ff93" officeooo:paragraph-rsid="0025ff93"/>
    </style:style>
    <style:style style:name="P48" style:family="paragraph" style:parent-style-name="Preformatted_20_Text" style:list-style-name="L5">
      <style:text-properties style:text-underline-style="none" officeooo:rsid="00292e9a" officeooo:paragraph-rsid="00292e9a"/>
    </style:style>
    <style:style style:name="P49" style:family="paragraph" style:parent-style-name="Preformatted_20_Text" style:list-style-name="L11">
      <style:text-properties officeooo:paragraph-rsid="002a3b62"/>
    </style:style>
    <style:style style:name="P50" style:family="paragraph" style:parent-style-name="Preformatted_20_Text">
      <style:text-properties officeooo:paragraph-rsid="004b4e5e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22d166" style:font-size-asian="11pt" style:font-size-complex="11pt"/>
    </style:style>
    <style:style style:name="T3" style:family="text">
      <style:text-properties style:font-name="Calibri" fo:font-size="11pt" officeooo:rsid="00257aa5" style:font-size-asian="11pt" style:font-size-complex="11pt"/>
    </style:style>
    <style:style style:name="T4" style:family="text">
      <style:text-properties style:font-name="Calibri" fo:font-size="11pt" officeooo:rsid="0025ff93" style:font-size-asian="11pt" style:font-size-complex="11pt"/>
    </style:style>
    <style:style style:name="T5" style:family="text">
      <style:text-properties style:font-name="Calibri" fo:font-size="11pt" officeooo:rsid="00292ecb" style:font-size-asian="11pt" style:font-size-complex="11pt"/>
    </style:style>
    <style:style style:name="T6" style:family="text">
      <style:text-properties style:font-name="Calibri" fo:font-size="11pt" officeooo:rsid="002a3b62" style:font-size-asian="11pt" style:font-size-complex="11pt"/>
    </style:style>
    <style:style style:name="T7" style:family="text">
      <style:text-properties style:font-name="Calibri" fo:font-size="11pt" style:text-underline-style="solid" style:text-underline-width="auto" style:text-underline-color="font-color" officeooo:rsid="0022d166" style:font-size-asian="11pt" style:font-size-complex="11pt"/>
    </style:style>
    <style:style style:name="T8" style:family="text">
      <style:text-properties style:font-name="Calibri" fo:font-size="11pt" style:text-underline-style="solid" style:text-underline-width="auto" style:text-underline-color="font-color" fo:font-weight="bold" style:font-name-asian="NSimSun1" style:font-size-asian="11pt" style:font-weight-asian="bold" style:font-name-complex="Courier New" style:font-size-complex="11pt" style:font-weight-complex="bold"/>
    </style:style>
    <style:style style:name="T9" style:family="text">
      <style:text-properties style:font-name="Calibri" fo:font-size="11pt" style:text-underline-style="solid" style:text-underline-width="auto" style:text-underline-color="font-color" fo:font-weight="bold" officeooo:rsid="00292e9a" style:font-name-asian="NSimSun1" style:font-size-asian="11pt" style:font-weight-asian="bold" style:font-name-complex="Courier New" style:font-size-complex="11pt" style:font-weight-complex="bold"/>
    </style:style>
    <style:style style:name="T10" style:family="text">
      <style:text-properties style:font-name="Calibri" fo:font-size="11pt" style:text-underline-style="none" fo:font-weight="bold" officeooo:rsid="00292e9a" style:font-name-asian="NSimSun1" style:font-size-asian="11pt" style:font-weight-asian="bold" style:font-name-complex="Courier New" style:font-size-complex="11pt" style:font-weight-complex="bold"/>
    </style:style>
    <style:style style:name="T11" style:family="text">
      <style:text-properties style:font-name="Calibri" fo:font-size="11pt" style:text-underline-style="none" fo:font-weight="bold" officeooo:rsid="004b4e5e" style:font-name-asian="NSimSun1" style:font-size-asian="11pt" style:font-weight-asian="bold" style:font-name-complex="Courier New" style:font-size-complex="11pt" style:font-weight-complex="bold"/>
    </style:style>
    <style:style style:name="T12" style:family="text">
      <style:text-properties style:font-name="Calibri" fo:font-size="11pt" style:text-underline-style="none" fo:font-weight="normal" officeooo:rsid="0040b2e8" style:font-name-asian="NSimSun1" style:font-size-asian="11pt" style:font-weight-asian="normal" style:font-name-complex="Courier New" style:font-size-complex="11pt" style:font-weight-complex="normal"/>
    </style:style>
    <style:style style:name="T13" style:family="text">
      <style:text-properties style:font-name="Calibri" fo:font-size="11pt" style:text-underline-style="none" fo:font-weight="normal" officeooo:rsid="00455aa2" style:font-name-asian="NSimSun1" style:font-size-asian="11pt" style:font-weight-asian="normal" style:font-name-complex="Courier New" style:font-size-complex="11pt" style:font-weight-complex="normal"/>
    </style:style>
    <style:style style:name="T14" style:family="text">
      <style:text-properties style:font-name="Calibri" fo:font-size="11pt" style:text-underline-style="none" fo:font-weight="normal" officeooo:rsid="0049d9e1" style:font-name-asian="NSimSun1" style:font-size-asian="11pt" style:font-weight-asian="normal" style:font-name-complex="Courier New" style:font-size-complex="11pt" style:font-weight-complex="normal"/>
    </style:style>
    <style:style style:name="T15" style:family="text">
      <style:text-properties style:font-name="Calibri" fo:font-size="11pt" style:text-underline-style="none" fo:font-weight="normal" officeooo:rsid="004b4e5e" style:font-name-asian="NSimSun1" style:font-size-asian="11pt" style:font-weight-asian="normal" style:font-name-complex="Courier New" style:font-size-complex="11pt" style:font-weight-complex="normal"/>
    </style:style>
    <style:style style:name="T16" style:family="text">
      <style:text-properties style:font-name="Calibri" fo:font-size="11pt" fo:font-style="normal" style:text-underline-style="solid" style:text-underline-width="auto" style:text-underline-color="font-color" fo:font-weight="bold" officeooo:rsid="00292e9a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7" style:family="text">
      <style:text-properties style:font-name="Calibri" fo:font-size="11pt" fo:font-style="normal" style:text-underline-style="none" fo:font-weight="bold" officeooo:rsid="00292e9a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officeooo:rsid="002dd3b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2e71a5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343ab0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2dd3b3"/>
    </style:style>
    <style:style style:name="T23" style:family="text">
      <style:text-properties style:text-underline-style="solid" style:text-underline-width="auto" style:text-underline-color="font-color" officeooo:rsid="00292e9a"/>
    </style:style>
    <style:style style:name="T24" style:family="text">
      <style:text-properties officeooo:rsid="0020c743"/>
    </style:style>
    <style:style style:name="T25" style:family="text">
      <style:text-properties officeooo:rsid="002d5154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officeooo:rsid="00292e9a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fo:font-weight="normal" officeooo:rsid="00455aa2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solid" style:text-underline-width="auto" style:text-underline-color="font-color" fo:font-weight="bold" officeooo:rsid="00292e9a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92e9a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292e9a" style:font-style-asian="normal" style:font-weight-asian="bold" style:font-style-complex="normal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dd3b3" style:font-weight-asian="normal" style:font-weight-complex="normal"/>
    </style:style>
    <style:style style:name="T34" style:family="text">
      <style:text-properties fo:font-weight="normal" officeooo:rsid="002f40f7" style:font-weight-asian="normal" style:font-weight-complex="normal"/>
    </style:style>
    <style:style style:name="T35" style:family="text">
      <style:text-properties fo:font-weight="normal" officeooo:rsid="0037439b" style:font-weight-asian="normal" style:font-weight-complex="normal"/>
    </style:style>
    <style:style style:name="T36" style:family="text">
      <style:text-properties fo:font-weight="normal" officeooo:rsid="003d40d5" style:font-weight-asian="normal" style:font-weight-complex="normal"/>
    </style:style>
    <style:style style:name="T37" style:family="text">
      <style:text-properties fo:font-weight="normal" officeooo:rsid="003dc2a9" style:font-weight-asian="normal" style:font-weight-complex="normal"/>
    </style:style>
    <style:style style:name="T38" style:family="text">
      <style:text-properties fo:font-weight="normal" officeooo:rsid="003ef48a" style:font-weight-asian="normal" style:font-weight-complex="normal"/>
    </style:style>
    <style:style style:name="T39" style:family="text">
      <style:text-properties fo:font-weight="normal" officeooo:rsid="0040b2e8" style:font-weight-asian="normal" style:font-weight-complex="normal"/>
    </style:style>
    <style:style style:name="T40" style:family="text">
      <style:text-properties fo:font-weight="normal" officeooo:rsid="0043dec8" style:font-weight-asian="normal" style:font-weight-complex="normal"/>
    </style:style>
    <style:style style:name="T41" style:family="text">
      <style:text-properties fo:font-weight="normal" officeooo:rsid="00455aa2" style:font-weight-asian="normal" style:font-weight-complex="normal"/>
    </style:style>
    <style:style style:name="T42" style:family="text">
      <style:text-properties fo:font-weight="normal" officeooo:rsid="0046e0ec" style:font-weight-asian="normal" style:font-weight-complex="normal"/>
    </style:style>
    <style:style style:name="T43" style:family="text">
      <style:text-properties fo:font-weight="normal" officeooo:rsid="004837b4" style:font-weight-asian="normal" style:font-weight-complex="normal"/>
    </style:style>
    <style:style style:name="T44" style:family="text">
      <style:text-properties fo:font-weight="normal" officeooo:rsid="0049d9e1" style:font-weight-asian="normal" style:font-weight-complex="normal"/>
    </style:style>
    <style:style style:name="T45" style:family="text">
      <style:text-properties officeooo:rsid="002f40f7"/>
    </style:style>
    <style:style style:name="T46" style:family="text">
      <style:text-properties officeooo:rsid="0031f3dd"/>
    </style:style>
    <style:style style:name="T47" style:family="text">
      <style:text-properties officeooo:rsid="00343ab0"/>
    </style:style>
    <style:style style:name="T48" style:family="text">
      <style:text-properties officeooo:rsid="0037439b"/>
    </style:style>
    <style:style style:name="T49" style:family="text">
      <style:text-properties officeooo:rsid="00292e9a"/>
    </style:style>
    <style:style style:name="T50" style:family="text">
      <style:text-properties officeooo:rsid="0040b2e8"/>
    </style:style>
    <style:style style:name="T51" style:family="text">
      <style:text-properties officeooo:rsid="00455aa2"/>
    </style:style>
    <style:style style:name="T52" style:family="text">
      <style:text-properties officeooo:rsid="004c8b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8cm" fo:text-indent="-0.635cm" fo:margin-left="1.43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3cm" fo:text-indent="-0.635cm" fo:margin-left="2.07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8cm" fo:text-indent="-0.635cm" fo:margin-left="2.7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3cm" fo:text-indent="-0.635cm" fo:margin-left="3.34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8cm" fo:text-indent="-0.635cm" fo:margin-left="3.97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3cm" fo:text-indent="-0.635cm" fo:margin-left="4.61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8cm" fo:text-indent="-0.635cm" fo:margin-left="5.2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3cm" fo:text-indent="-0.635cm" fo:margin-left="5.8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6629878" text:style-name="L1">
        <text:list-item>
          <text:p text:style-name="P24">Qu’est-ce que l’internet ? </text:p>
        </text:list-item>
      </text:list>
      <text:p text:style-name="P4"/>
      <text:p text:style-name="P5"/>
      <text:p text:style-name="P7">1.1 - <text:span text:style-name="T18">Un navigateur web incontournable</text:span></text:p>
      <text:p text:style-name="P5"/>
      <text:list xml:id="list3351600582" text:style-name="L2">
        <text:list-item>
          <text:p text:style-name="P25">Classement des navigateurs web les plus utilisés dans le monde selon la dernière mise à jour de statcounter en Août 2023 :</text:p>
        </text:list-item>
      </text:list>
      <text:p text:style-name="P6"/>
      <text:p text:style-name="P6"/>
      <text:p text:style-name="P1"><text:s text:c="4"/>1. <text:s text:c="3"/>Google Chrome</text:p>
      <text:p text:style-name="P6"><text:s text:c="4"/>2. <text:s text:c="3"/>Safari</text:p>
      <text:p text:style-name="P6"><text:s text:c="4"/>3. <text:s text:c="3"/>Bord</text:p>
      <text:p text:style-name="P6"><text:s text:c="4"/>4. <text:s text:c="3"/>Firefox</text:p>
      <text:p text:style-name="P6"><text:s text:c="4"/>5. <text:s text:c="3"/>Opéra</text:p>
      <text:p text:style-name="P6"><text:s text:c="4"/>6. Internet Samsung</text:p>
      <text:p text:style-name="P6"/>
      <text:p text:style-name="P6">Il y en a bien d’autres navigateurs bien sur, comme on peut voir sur les store de nos <text:span text:style-name="T24">téléphones et ordinateurs</text:span>, mais ces 6 sont les <text:s/>plus utilisés à l’heure actuelle.</text:p>
      <text:p text:style-name="P6"/>
      <text:list xml:id="list151247849712386" text:continue-numbering="true" text:style-name="L2">
        <text:list-item>
          <text:p text:style-name="P26">Parts de marché des TOP 3 des navigateurs web tout support confondu dans le monde<text:line-break/></text:p>
        </text:list-item>
      </text:list>
      <text:p text:style-name="P2">Toujours selon statcounter, ci-après les parts de marché des 3 meilleurs navigateurs dans le monde :</text:p>
      <text:p text:style-name="P7"/>
      <text:list xml:id="list308718296" text:style-name="L3">
        <text:list-item>
          <text:p text:style-name="P27">Top 1 (Google Chrome) : 60 %</text:p>
        </text:list-item>
        <text:list-item>
          <text:p text:style-name="P27"><text:s/>Top 2 (Safari) : 20 %</text:p>
        </text:list-item>
        <text:list-item>
          <text:p text:style-name="P27"><text:s/>Top 3 ( Bord) : 5 %</text:p>
        </text:list-item>
      </text:list>
      <text:p text:style-name="P8"/>
      <text:p text:style-name="P8"/>
      <text:list xml:id="list151247964106805" text:continue-list="list151247849712386" text:style-name="L2">
        <text:list-item>
          <text:p text:style-name="P46"><text:span text:style-name="T3">Création de compte Google </text:span><text:span text:style-name="T4">OK</text:span><text:span text:style-name="T2"><text:line-break/></text:span></text:p>
        </text:list-item>
      </text:list>
      <text:p text:style-name="Preformatted_20_Text"><text:span text:style-name="T1"><text:s/></text:span><text:span text:style-name="T2"><text:s/>1.2 -</text:span><text:span text:style-name="T7"> Maintenant naviguons </text:span></text:p>
      <text:p text:style-name="P11"/>
      <text:list xml:id="list2296567970" text:style-name="L4">
        <text:list-item>
          <text:p text:style-name="P47"><text:span text:style-name="T2">R</text:span><text:span text:style-name="T1">echerches sur un même onglet OK</text:span></text:p>
        </text:list-item>
        <text:list-item>
          <text:p text:style-name="P34">Utilisation des boutons sur le même onglet OK</text:p>
        </text:list-item>
        <text:list-item>
          <text:p text:style-name="P34">Gestion des historiques de navigation OK</text:p>
        </text:list-item>
        <text:list-item>
          <text:p text:style-name="P36">Récupération piste audio Youtube OK</text:p>
        </text:list-item>
        <text:list-item>
          <text:p text:style-name="P37">Lecture Audio + téléchargement image OK<text:line-break/></text:p>
        </text:list-item>
      </text:list>
      <text:p text:style-name="P13"/>
      <text:list xml:id="list849341205" text:style-name="L5">
        <text:list-header>
          <text:p text:style-name="P48"/>
        </text:list-header>
      </text:list>
      <text:p text:style-name="P22"><text:span text:style-name="T10">2</text:span><text:span text:style-name="T9">. </text:span><text:span text:style-name="T8">Que pouvez-vous faire en ligne ?</text:span> </text:p>
      <text:p text:style-name="P22"/>
      <text:p text:style-name="P3">2-1.</text:p>
      <text:p text:style-name="P12"/>
      <text:list xml:id="list430847671" text:style-name="L6">
        <text:list-item>
          <text:p text:style-name="P35">Comment s'appelle le maître de Obi Wan Kenobi dans Star Wars ? <text:line-break/></text:p>
        </text:list-item>
      </text:list>
      <text:list xml:id="list496807869" text:style-name="L7">
        <text:list-item>
          <text:list>
            <text:list-item>
              <text:p text:style-name="P28"><text:s text:c="6"/>Qui-Gon Jinn <text:line-break/></text:p>
            </text:list-item>
          </text:list>
        </text:list-item>
      </text:list>
      <text:list xml:id="list3858067233" text:style-name="L8">
        <text:list-item>
          <text:p text:style-name="P29">Quelle est la couleur du sabre laser du maître Jedi Mace Windu dans Star Wars ? </text:p>
        </text:list-item>
      </text:list>
      <text:p text:style-name="P9"/>
      <text:list xml:id="list3314223124" text:style-name="L9">
        <text:list-item>
          <text:list>
            <text:list-item>
              <text:p text:style-name="P30">Violet<text:line-break/></text:p>
            </text:list-item>
          </text:list>
        </text:list-item>
      </text:list>
      <text:list xml:id="list3798338377" text:style-name="L10">
        <text:list-item>
          <text:p text:style-name="P31">À quoi fait référence dans la réalité à l'apparence des maîtres Jedi dans Star Wars ? <text:line-break/></text:p>
        </text:list-item>
      </text:list>
      <text:list xml:id="list2193510539" text:style-name="L11">
        <text:list-item>
          <text:list>
            <text:list-item>
              <text:p text:style-name="P49"><text:soft-page-break/><text:span text:style-name="T5">L</text:span><text:span text:style-name="T6">es chevaliers<text:line-break/></text:span></text:p>
            </text:list-item>
          </text:list>
        </text:list-item>
      </text:list>
      <text:list xml:id="list1484767215" text:style-name="L12">
        <text:list-item>
          <text:p text:style-name="P32">Qui a initié la création de l’armée des clones dans Star Wars ? <text:line-break/></text:p>
        </text:list-item>
      </text:list>
      <text:list xml:id="list4226779631" text:style-name="L13">
        <text:list-item>
          <text:list>
            <text:list-item>
              <text:p text:style-name="P33">Sifo-Dyas </text:p>
            </text:list-item>
          </text:list>
        </text:list-item>
      </text:list>
      <text:p text:style-name="P10"/>
      <text:p text:style-name="P10">2.2. <text:span text:style-name="T25">Connexion et publication sur Facebook OK.</text:span></text:p>
      <text:p text:style-name="P10"/>
      <text:p text:style-name="P10"/>
      <text:p text:style-name="P14">3. <text:span text:style-name="T26">Connexion à internet</text:span></text:p>
      <text:p text:style-name="P14"><text:s text:c="2"/><text:span text:style-name="T48">3-1</text:span><text:span text:style-name="T33">.</text:span><text:span text:style-name="T19"> Liste des fournisseurs d’accès internet </text:span><text:span text:style-name="T20">(FAI) </text:span><text:span text:style-name="T19">à </text:span><text:span text:style-name="T21">Tananarive</text:span><text:span text:style-name="T22"> :</text:span></text:p>
      <text:p text:style-name="P14"/>
      <text:p text:style-name="P21">La liste ci-après n’est pas exhaustive. Selon isp.page, plusieurs FAI opèrent à Madagascar,<text:span text:style-name="T47">notamment dans la capitale,</text:span> seulement 4 sont les plus connus de tous :</text:p>
      <text:p text:style-name="P16"/>
      <text:p text:style-name="P16">-ORANGE : <text:span text:style-name="T32">réseau mobile(3G+ / 4G haut débit)</text:span></text:p>
      <text:p text:style-name="P16">-TELMA : <text:span text:style-name="T32">réseau mobile (4G), ADSL( haut débit ou très <text:s/>haut débit), </text:span><text:span text:style-name="T34">Fibre</text:span></text:p>
      <text:p text:style-name="P17">-<text:span text:style-name="T45">AIRTEL : </text:span>r<text:span text:style-name="T32">éseau mobile(3G+ / 4G haut débit)</text:span></text:p>
      <text:p text:style-name="P18">-<text:span text:style-name="T46">BLUELINE : </text:span><text:span text:style-name="T32">réseau mobile (4G),fibre optique, satellite</text:span></text:p>
      <text:p text:style-name="P38"/>
      <text:p text:style-name="P18"><text:span text:style-name="T32"><text:s text:c="3"/></text:span><text:span text:style-name="T49">3-2. </text:span><text:span text:style-name="T23">Classement des FAI à Tananarive :</text:span></text:p>
      <text:p text:style-name="P39"/>
      <text:p text:style-name="P19"><text:span text:style-name="T36">Le choix d’un fournisseur d’accès internet se repose sur plusieurs critères. Outre les offres et services proposés, </text:span><text:span text:style-name="T37">la couverture réseau de l’opérateur <text:s/>est </text:span><text:span text:style-name="T40">aussi</text:span><text:span text:style-name="T37"> à prendre en compte. Ce critère fait partie des plus cruciales car </text:span><text:span text:style-name="T38">la qualité du réseau en dépend. </text:span></text:p>
      <text:p text:style-name="P40"/>
      <text:p text:style-name="P20"><text:span text:style-name="T38">S</text:span><text:span text:style-name="T32">ur les FAI cités ci-dessus, ci-après leur classement selon leurs présences à Tananarive :</text:span></text:p>
      <text:p text:style-name="P41"/>
      <text:list xml:id="list525393259" text:style-name="L14">
        <text:list-item>
          <text:p text:style-name="P45"><text:span text:style-name="T32">Orange </text:span><text:span text:style-name="T40">(Très bonne couverture - Prix élevé - Forfaits variés)</text:span></text:p>
        </text:list-item>
        <text:list-item>
          <text:p text:style-name="P45"><text:span text:style-name="T32"><text:s/></text:span><text:span text:style-name="T40">Blueline</text:span><text:span text:style-name="T32"> </text:span><text:span text:style-name="T40">( Bonne couverture – Prix raisonnable – Forfaits moins variés -Connexion via Satellite - TNT)</text:span></text:p>
        </text:list-item>
        <text:list-item>
          <text:p text:style-name="P45"><text:span text:style-name="T32"><text:s/></text:span><text:span text:style-name="T40">Telma (Couverture moyenne – Prix <text:s/>compétitif – Forfaits variés - Fibre)</text:span></text:p>
        </text:list-item>
        <text:list-item>
          <text:p text:style-name="P45"><text:span text:style-name="T32"><text:s text:c="2"/></text:span><text:span text:style-name="T39">Airtel </text:span><text:span text:style-name="T40">(Fai ble couverture – Prix abordable – Forfaits variés )</text:span></text:p>
        </text:list-item>
      </text:list>
      <text:p text:style-name="P42"/>
      <text:p text:style-name="P42"/>
      <text:p text:style-name="P23"><text:span text:style-name="T12"><text:s text:c="2"/></text:span><text:span text:style-name="T13">4. </text:span><text:span text:style-name="T16">Qu’est-que le cloud ?</text:span><text:span text:style-name="T41"> </text:span></text:p>
      <text:p text:style-name="P40"/>
      <text:p text:style-name="P15"><text:span text:style-name="T38"><text:s text:c="2"/></text:span><text:span text:style-name="T42">4</text:span><text:span text:style-name="T35">-1</text:span><text:span text:style-name="T33">. </text:span><text:span text:style-name="T42">Accès Google Drive + Création Google Docs </text:span><text:span text:style-name="T43">+ Découverte d’appli Google </text:span><text:span text:style-name="T42">OK</text:span></text:p>
      <text:p text:style-name="P40"/>
      <text:p text:style-name="P18"/>
      <text:p text:style-name="P50"><text:span text:style-name="T12"><text:s text:c="2"/></text:span><text:span text:style-name="T17">5.</text:span><text:span text:style-name="T16"> Utilisation d’un navigateur web ?</text:span><text:span text:style-name="T13"> </text:span></text:p>
      <text:p text:style-name="P44"/>
      <text:p text:style-name="P44">5-1. Gestion Favoris OK</text:p>
      <text:p text:style-name="P44"/>
      <text:p text:style-name="P50"><text:span text:style-name="T12"><text:s text:c="2"/></text:span><text:span text:style-name="T11">6</text:span><text:span text:style-name="T17">. </text:span><text:span text:style-name="T16">Comprendre les hyperliens</text:span><text:span text:style-name="T31"> </text:span></text:p>
      <text:p text:style-name="P43"/>
      <text:p text:style-name="P43"><text:span text:style-name="T52">L</text:span>es exercices précédents traitent déjà de l’utilisation des hyperlie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5:12:47.153000000</dc:date>
    <meta:editing-duration>P2DT23H31M44S</meta:editing-duration>
    <meta:editing-cycles>26</meta:editing-cycles>
    <meta:generator>Trio_Office/6.2.8.2$Windows_x86 LibreOffice_project/</meta:generator>
    <meta:document-statistic meta:table-count="0" meta:image-count="0" meta:object-count="0" meta:page-count="2" meta:paragraph-count="53" meta:word-count="491" meta:character-count="2867" meta:non-whitespace-character-count="2354"/>
  </office:meta>
</office:document-meta>
</file>